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>
        <style:tab-stops>
          <style:tab-stop style:position="16.00pt"/>
          <style:tab-stop style:position="32.00pt"/>
          <style:tab-stop style:position="48.00pt"/>
          <style:tab-stop style:position="64.00pt"/>
          <style:tab-stop style:position="80.00pt"/>
          <style:tab-stop style:position="96.00pt"/>
          <style:tab-stop style:position="112.00pt"/>
          <style:tab-stop style:position="128.00pt"/>
          <style:tab-stop style:position="144.00pt"/>
          <style:tab-stop style:position="160.00pt"/>
          <style:tab-stop style:position="176.00pt"/>
          <style:tab-stop style:position="192.00pt"/>
          <style:tab-stop style:position="208.00pt"/>
          <style:tab-stop style:position="224.00pt"/>
          <style:tab-stop style:position="240.00pt"/>
          <style:tab-stop style:position="256.00pt"/>
          <style:tab-stop style:position="272.00pt"/>
          <style:tab-stop style:position="288.00pt"/>
          <style:tab-stop style:position="304.00pt"/>
          <style:tab-stop style:position="320.00pt"/>
          <style:tab-stop style:position="336.00pt"/>
          <style:tab-stop style:position="352.00pt"/>
          <style:tab-stop style:position="368.00pt"/>
          <style:tab-stop style:position="384.00pt"/>
          <style:tab-stop style:position="400.00pt"/>
          <style:tab-stop style:position="416.00pt"/>
          <style:tab-stop style:position="432.00pt"/>
          <style:tab-stop style:position="448.00pt"/>
          <style:tab-stop style:position="464.00pt"/>
          <style:tab-stop style:position="480.00pt"/>
          <style:tab-stop style:position="496.00pt"/>
          <style:tab-stop style:position="512.00pt"/>
        </style:tab-stops>
      </style:paragraph-properties>
    </style:style>
    <style:style style:name="P3" style:family="paragraph">
      <style:paragraph-properties fo:line-height="100.00%" fo:text-align="left" fo:margin-top="5.00pt" fo:margin-bottom="5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0.00%" fo:text-align="left" fo:margin-top="5.00pt" fo:margin-bottom="5.00pt"/>
    </style:style>
    <style:style style:name="P5" style:family="paragraph">
      <style:paragraph-properties fo:line-height="100.00%" fo:text-align="left" fo:margin-top="5.00pt" fo:margin-bottom="5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top="5.00pt" fo:margin-bottom="5.00pt"/>
    </style:style>
    <style:style style:name="P7" style:family="paragraph">
      <style:paragraph-properties fo:line-height="100.00%" fo:text-align="left" fo:margin-top="5.00pt" fo:margin-bottom="5.00pt"/>
    </style:style>
    <style:style style:name="P8" style:family="paragraph">
      <style:paragraph-properties fo:line-height="115.00%" fo:text-align="left" fo:margin-bottom="10.00pt"/>
    </style:style>
  </office:automatic-styles>
  <office:body>
    <office:text>
      <text:p text:style-name="P1"><text:a xlink:href="http://lifehacker.com/5390086/the-master-list-of-new-windows-7-shortcuts"><text:span text:style-name="T1">http://lifehacker.com/5390086/the-master-list-of-new-windows-7-shortcuts</text:span></text:a><text:span text:style-name="T2"/></text:p>
      <text:p text:style-name="P1"><text:span text:style-name="T2"/></text:p>
      <text:p text:style-name="P2"><text:a xlink:href="http://lifehacker.com/5828453/move-windows-around-quickly-using-your-keyboard-in-windows-7"><text:span text:style-name="T3">http://lifehacker.com/5828453/move-windows-around-quickly-using-your-keyboard-in-windows-7</text:span></text:a><text:span text:style-name="T4"/></text:p>
      <text:p text:style-name="P2"><text:span text:style-name="T4"/></text:p>
      <text:p text:style-name="P3"><text:span text:style-name="T5">Windows 7: One of the best features of Windows 7 is its keyboard support for moving and arranging application windows. Press the Win key and an arrow key to easily dock windows side-by-side, maximize them, minimize them, and move them to another monitor. </text:span></text:p>
      <text:p text:style-name="P3"><text:span text:style-name="T5">These are the killer shortcuts for manipulating the active window:</text:span></text:p>
      <text:list text:style-name="L4">
        <text:list-item>
          <text:p text:style-name="P4"><text:span text:style-name="T5">Win+Left arrow: Snap to the left half of the screen </text:span></text:p>
        </text:list-item>
        <text:list-item>
          <text:p text:style-name="P4"><text:span text:style-name="T5">Win+RIght arrow: Snap to the right half of the screen </text:span></text:p>
        </text:list-item>
        <text:list-item>
          <text:p text:style-name="P4"><text:span text:style-name="T5">Win+Up arrow: Maximize the window </text:span></text:p>
        </text:list-item>
        <text:list-item>
          <text:p text:style-name="P4"><text:span text:style-name="T5">Win+Down arrow: Minimize/Restore if it's maximized</text:span></text:p>
        </text:list-item>
      </text:list>
      <text:p text:style-name="P5"><text:span text:style-name="T5">If you have more than one monitor:</text:span></text:p>
      <text:list text:style-name="L6">
        <text:list-item>
          <text:p text:style-name="P6"><text:span text:style-name="T5">Win+Shift+Left arrow: Move window to the monitor on the left </text:span></text:p>
        </text:list-item>
        <text:list-item>
          <text:p text:style-name="P6"><text:span text:style-name="T5">Win+Shift+Right arrow: Move window to the monitor on the right</text:span></text:p>
        </text:list-item>
      </text:list>
      <text:p text:style-name="P7"><text:span text:style-name="T5">I use the Win+Left arrow and Win+Right arrow all the time on Windows, for comparing documents side-by-side or just keeping the browser open for reference while writing in another window. I'd go so far as to say the Win+arrow key shortcuts are a pretty good reason to upgrade to Windows 7 if you haven't already. (Not using Windows 7? In Windows Vista and XP, you can<text:s/></text:span><text:a xlink:href="http://lifehacker.com/229612/windows-tip-tile-two-windows-with-just-two-clicks"><text:span text:style-name="T6">http://lifehacker.com/229612/windows-tip-tile-two-windows-with-just-two-clicks</text:span></text:a><text:span text:style-name="T7"/></text:p>
      <text:p text:style-name="P8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